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rolHandle.getContro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rolHandle.sendEvent( EventRef event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ontrolHandle.DefaultControlHandle( ControlContainerContext context , Control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ntrolHandle.DefaultControl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